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Parameters.getRequir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Parameters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Parameters.setServletContextPath( String servlet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Parameters.getPubl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skParameters.TaskParameters( Map prefixedParameters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Parameters.setPublication(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